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P1">how and when do events die? They are clearly hanging around</text:p>
      <text:p text:style-name="Standard"><text:tab/>check every day for events that have ended? Keep around for a day or so?</text:p>
      <text:p text:style-name="P1">Work on edit buttons for My Room</text:p>
      <text:p text:style-name="P1"><text:tab/>event titles / descriptions are lacking</text:p>
      <text:p text:style-name="P1"/>
      <text:p text:style-name="Standard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/>
      <text:p text:style-name="Standard">AVAILABILITY – </text:p>
      <text:p text:style-name="Standard"><text:tab/>Submissions need date range checking (I think this works but check edge cases)</text:p>
      <text:p text:style-name="Standard"/>
      <text:p text:style-name="Standard"><text:tab/>need to be able to adjust the date ranges</text:p>
      <text:p text:style-name="Standard"><text:tab/>and check if they conflict with other availabilities?</text:p>
      <text:p text:style-name="Standard"><text:tab/>need to merge availability events if they abut?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3T12:00:03.36</dc:date>
    <dc:creator>Trevor Pierson</dc:creator>
    <meta:editing-duration>P3DT13H12M43S</meta:editing-duration>
    <meta:editing-cycles>57</meta:editing-cycles>
    <meta:generator>OpenOffice/4.1.13$Win32 OpenOffice.org_project/4113m1$Build-9810</meta:generator>
    <meta:document-statistic meta:table-count="0" meta:image-count="0" meta:object-count="0" meta:page-count="2" meta:paragraph-count="31" meta:word-count="291" meta:character-count="1641"/>
  </office:meta>
</office:document-meta>
</file>